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Title">DATA SCIENCE TOOLKIT</text:h>
      <text:p text:style-name="Author">Ejercicios Git, GitHub y Markdown</text:p>
      <text:p text:style-name="Date">Adolfo Sanz De Diego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Ejercicios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oportunas.</text:p>
      <text:h text:style-name="Heading_20_2" text:outline-level="2">Commit y push inicial</text:h>
      <text:list text:style-name="L9">
        <text:list-item>
          <text:p text:style-name="P10">Añadir los comanddos utilizados hasta ahora y hacer un coomit inicial con el mensaje <text:span text:style-name="T31">commit</text:span><text:span text:style-name="T32"> </text:span><text:span text:style-name="T33">inicial</text:span>.</text:p>
        </text:list-item>
        <text:list-item>
          <text:p text:style-name="P10">Subir los cambios al repositorio remoto.</text:p>
        </text:list-item>
      </text:list>
      <text:h text:style-name="Heading_20_2" text:outline-level="2">Ignorar archivos</text:h>
      <text:list text:style-name="L10">
        <text:list-item>
          <text:p text:style-name="P11">Crear en el repositorio local un fichero llamado <text:span text:style-name="T34">privado.txt</text:span>.</text:p>
        </text:list-item>
        <text:list-item>
          <text:p text:style-name="P11">Crear en el repositorio local una carpeta llamada <text:span text:style-name="T35">privada</text:span>.</text:p>
        </text:list-item>
        <text:list-item>
          <text:p text:style-name="P11">Realizar los cambios oportunos para que tanto el archivo como legal como la carpeta sean ignorados por git.</text:p>
        </text:list-item>
      </text:list>
      <text:h text:style-name="Heading_20_2" text:outline-level="2">Crear el tag v0.1</text:h>
      <text:list text:style-name="L11">
        <text:list-item>
          <text:p text:style-name="P12">Añadir fichero <text:span text:style-name="T36">1.txt</text:span> al repositorio local.</text:p>
        </text:list-item>
        <text:list-item>
          <text:p text:style-name="P12">Crear un tag <text:span text:style-name="T37">v0.1</text:span>.</text:p>
        </text:list-item>
        <text:list-item>
          <text:p text:style-name="P12">Subir los cambios al repositorio remoto.</text:p>
        </text:list-item>
      </text:list>
      <text:h text:style-name="Heading_20_2" text:outline-level="2">Crear una rama remota v0.2</text:h>
      <text:list text:style-name="L12">
        <text:list-item>
          <text:p text:style-name="P13">Crear una rama remota <text:span text:style-name="T38">v0.2</text:span>.</text:p>
        </text:list-item>
        <text:list-item>
          <text:p text:style-name="P13">Posiciona tu carpeta de trabajo en esta rama.</text:p>
        </text:list-item>
        <text:list-item>
          <text:p text:style-name="P13">Añadir un fichero <text:span text:style-name="T39">2.txt</text:span> en la rama <text:span text:style-name="T40">v0.2</text:span>.</text:p>
        </text:list-item>
        <text:list-item>
          <text:p text:style-name="P13">Subir los cambios al reposiorio remoto.</text:p>
        </text:list-item>
      </text:list>
      <text:h text:style-name="Heading_20_2" text:outline-level="2">Merge directo</text:h>
      <text:list text:style-name="L13">
        <text:list-item>
          <text:p text:style-name="P14">Posicionarse en la rama <text:span text:style-name="T41">master</text:span>.</text:p>
        </text:list-item>
        <text:list-item>
          <text:p text:style-name="P14">Hacer un merge de la rama <text:span text:style-name="T42">v0.2</text:span> en la rama <text:span text:style-name="T43">master</text:span>.</text:p>
        </text:list-item>
      </text:list>
      <text:h text:style-name="Heading_20_2" text:outline-level="2">Merge con conflicto</text:h>
      <text:list text:style-name="L14">
        <text:list-item>
          <text:p text:style-name="P15">En la rama <text:span text:style-name="T44">master</text:span> poner <text:span text:style-name="T45">Hola</text:span> en el fichero <text:span text:style-name="T46">1.txt</text:span> y hacer commit.</text:p>
        </text:list-item>
        <text:list-item>
          <text:p text:style-name="P15">Posicionarse en la rama <text:span text:style-name="T47">v0.2</text:span> y <text:span text:style-name="T48">Adios</text:span> en el fichero "1.txt" y hacer commit.</text:p>
        </text:list-item>
        <text:list-item>
          <text:p text:style-name="P15">Posicionarse de nuevo en la rama <text:span text:style-name="T49">master</text:span> y hacer un merge con la rama <text:span text:style-name="T50">v0.2</text:span></text:p>
        </text:list-item>
        <text:list-item>
          <text:p text:style-name="P15">Listar las ramas con merge y las ramas sin merge.</text:p>
        </text:list-item>
        <text:list-item>
          <text:p text:style-name="P15">Arreglar el conflicto anterior y hacer un commit.</text:p>
        </text:list-item>
      </text:list>
      <text:h text:style-name="Heading_20_2" text:outline-level="2">Borrar rama</text:h>
      <text:list text:style-name="L15">
        <text:list-item>
          <text:p text:style-name="P16">Crear un tag <text:span text:style-name="T51">v0.2</text:span></text:p>
        </text:list-item>
        <text:list-item>
          <text:p text:style-name="P16">Listar los distintos commits con sus ramas y sus tags.</text:p>
        </text:list-item>
        <text:list-item>
          <text:p text:style-name="P16">Borrar la rama <text:span text:style-name="T52">v0.2</text:span></text:p>
        </text:list-item>
      </text:list>
      <text:h text:style-name="Heading_20_2" text:outline-level="2">Cuenta de GitHub</text:h>
      <text:list text:style-name="L16">
        <text:list-item>
          <text:p text:style-name="P17">Poner una foto en vuestro perfil de GitHub.</text:p>
        </text:list-item>
        <text:list-item>
          <text:p text:style-name="P17">Poner el doble factor de autentificación en vuestra cuenta de GitHub.</text:p>
        </text:list-item>
        <text:list-item>
          <text:p text:style-name="P17">Añadir (si no lo habéis hecho ya) la clave pública que se corresponde a tu ordenador.</text:p>
        </text:list-item>
      </text:list>
      <text:h text:style-name="Heading_20_2" text:outline-level="2">Uso social de GitHub</text:h>
      <text:list text:style-name="L17">
        <text:list-item>
          <text:p text:style-name="P18">Preguntar los nombres de usuario de GitHub de tus compañeros de clase, búscalos, y sigueles.</text:p>
        </text:list-item>
        <text:list-item>
          <text:p text:style-name="P18">Seguir los repositorios <text:span text:style-name="T53">campusciff</text:span> del resto de tus compañeros.</text:p>
        </text:list-item>
        <text:list-item>
          <text:p text:style-name="P18">Añadir una estrella a los repositorios <text:span text:style-name="T54">campusciff</text:span> del resto de tus compañeros.</text:p>
        </text:list-item>
      </text:list>
      <text:h text:style-name="Heading_20_2" text:outline-level="2">Crear una tabla</text:h>
      <text:list text:style-name="L18">
        <text:list-item>
          <text:p text:style-name="P19">Crear una tabla de este estilo en el fichero <text:span text:style-name="T55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9">
        <text:list-item>
          <text:p text:style-name="P20">Poner a <text:a xlink:type="simple" xlink:href="http://github.com/asanzdiego" office:name=""><text:span text:style-name="Definition">github.com/asanzdiego</text:span></text:a> como colaborador del repositorio <text:span text:style-name="T56">campusciff</text:span></text:p>
        </text:list-item>
      </text:list>
      <text:h text:style-name="Heading_20_2" text:outline-level="2">Crear una organización</text:h>
      <text:list text:style-name="L20">
        <text:list-item>
          <text:p text:style-name="P21">Crear una organización llamada <text:span text:style-name="T57">campusciff-tunombredeusuariodegithub</text:span></text:p>
        </text:list-item>
      </text:list>
      <text:h text:style-name="Heading_20_2" text:outline-level="2">Crear equipos</text:h>
      <text:list text:style-name="L21">
        <text:list-item>
          <text:p text:style-name="P22">Crear 2 equipos en la organización <text:span text:style-name="T58">campusciff-tunombredeusuariodegithub</text:span>, uno llamado <text:span text:style-name="T59">administradores</text:span> con más permisos y otro <text:span text:style-name="T60">colaboradores</text:span> con menos permisos.</text:p>
        </text:list-item>
        <text:list-item>
          <text:p text:style-name="P22">Meter a <text:a xlink:type="simple" xlink:href="http://github.com/asanzdiego" office:name=""><text:span text:style-name="Definition">github.com/asanzdiego</text:span></text:a> y a 2 de vuestros compañeros de clase en el equipo <text:span text:style-name="T61">administradores</text:span>.</text:p>
        </text:list-item>
        <text:list-item>
          <text:p text:style-name="P22">Meter a <text:a xlink:type="simple" xlink:href="http://github.com/asanzdiego" office:name=""><text:span text:style-name="Definition">github.com/asanzdiego</text:span></text:a> y a otros 2 de vuestros compañeros de clase en el equipo <text:span text:style-name="T62">colaboradores</text:span>.</text:p>
        </text:list-item>
      </text:list>
      <text:h text:style-name="Heading_20_2" text:outline-level="2">Crear un index.html</text:h>
      <text:list text:style-name="L22">
        <text:list-item>
          <text:p text:style-name="P23">Crear un index.html que se pueda ver como página web en la organización.</text:p>
        </text:list-item>
      </text:list>
      <text:h text:style-name="Heading_20_2" text:outline-level="2">Crear Pull-requests</text:h>
      <text:list text:style-name="L23">
        <text:list-item>
          <text:p text:style-name="P24">Hacer 2 forks de 2 repositorios <text:span text:style-name="T63">campusciff-tunombredeusuariodegithub.github.io</text:span> de 2 organizaciones de las que no seais ni administradiores ni colaboradores.</text:p>
        </text:list-item>
        <text:list-item>
          <text:p text:style-name="P24">Crearos una rama en cada fork.</text:p>
        </text:list-item>
        <text:list-item>
          <text:p text:style-name="P24">En cada rama modificar el fichero <text:span text:style-name="T64">index.html</text:span> añadiendo vuestro nombre.</text:p>
        </text:list-item>
        <text:list-item>
          <text:p text:style-name="P24">Con cada rama hacer un pull-request.</text:p>
        </text:list-item>
      </text:list>
      <text:h text:style-name="Heading_20_2" text:outline-level="2">Gestionar Pull-requests</text:h>
      <text:list text:style-name="L24">
        <text:list-item>
          <text:p text:style-name="P25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TA SCIENCE TOOLKIT</dc:title>
  </office:meta>
</office:document-meta>
</file>